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Liberation Sans" fo:font-size="11pt" style:text-underline-style="none" fo:font-weight="normal" officeooo:rsid="0007bd5b" officeooo:paragraph-rsid="00132f41" style:font-size-asian="11pt" style:font-weight-asian="normal" style:font-size-complex="11pt" style:font-weight-complex="normal"/>
    </style:style>
    <style:style style:name="P2" style:family="paragraph" style:parent-style-name="Text_20_body">
      <style:paragraph-properties fo:line-height="100%" fo:text-align="center" style:justify-single-word="false"/>
      <style:text-properties style:font-name="Liberation Sans" fo:font-size="11pt" style:text-underline-style="none" fo:font-weight="normal" officeooo:rsid="00132f41" officeooo:paragraph-rsid="00132f41" style:font-size-asian="11pt" style:font-weight-asian="normal" style:font-size-complex="11pt" style:font-weight-complex="normal"/>
    </style:style>
    <style:style style:name="P3" style:family="paragraph" style:parent-style-name="Text_20_body">
      <style:paragraph-properties fo:line-height="100%" fo:text-align="start" style:justify-single-word="false"/>
      <style:text-properties style:font-name="Liberation Sans" fo:font-size="11pt" style:text-underline-style="none" fo:font-weight="normal" officeooo:rsid="00132f41" officeooo:paragraph-rsid="00132f41" style:font-size-asian="11pt" style:font-weight-asian="normal" style:font-size-complex="11pt" style:font-weight-complex="normal"/>
    </style:style>
    <style:style style:name="P4" style:family="paragraph" style:parent-style-name="Text_20_body">
      <style:paragraph-properties fo:line-height="100%" fo:text-align="center" style:justify-single-word="false"/>
      <style:text-properties style:font-name="Liberation Sans" fo:font-size="11pt" style:text-underline-style="solid" style:text-underline-width="auto" style:text-underline-color="font-color" fo:font-weight="bold" officeooo:rsid="0007bd5b" officeooo:paragraph-rsid="00132f41" style:font-size-asian="11pt" style:font-weight-asian="bold" style:font-size-complex="11pt" style:font-weight-complex="bold"/>
    </style:style>
    <style:style style:name="P5"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132f41" officeooo:paragraph-rsid="00132f41" style:font-size-asian="11pt" style:font-weight-asian="bold" style:font-size-complex="11pt" style:font-weight-complex="bold"/>
    </style:style>
    <style:style style:name="P6" style:family="paragraph" style:parent-style-name="Text_20_body" style:list-style-name="L1">
      <style:paragraph-properties fo:line-height="100%" fo:text-align="start" style:justify-single-word="false"/>
      <style:text-properties officeooo:paragraph-rsid="0013ad57"/>
    </style:style>
    <style:style style:name="P7" style:family="paragraph" style:parent-style-name="Text_20_body" style:list-style-name="L1">
      <style:paragraph-properties fo:line-height="100%" fo:text-align="start" style:justify-single-word="false"/>
      <style:text-properties officeooo:rsid="001934c3" officeooo:paragraph-rsid="001934c3"/>
    </style:style>
    <style:style style:name="P8" style:family="paragraph" style:parent-style-name="Text_20_body" style:list-style-name="L1">
      <style:paragraph-properties fo:line-height="100%" fo:text-align="start" style:justify-single-word="false"/>
      <style:text-properties officeooo:rsid="0019782a" officeooo:paragraph-rsid="0019782a"/>
    </style:style>
    <style:style style:name="P9"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19782a" officeooo:paragraph-rsid="0019782a" style:font-size-asian="11pt" style:font-weight-asian="normal" style:font-size-complex="11pt" style:font-weight-complex="normal"/>
    </style:style>
    <style:style style:name="P10"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1af903" officeooo:paragraph-rsid="001af903" style:font-size-asian="11pt" style:font-weight-asian="normal" style:font-size-complex="11pt" style:font-weight-complex="normal"/>
    </style:style>
    <style:style style:name="P11" style:family="paragraph" style:parent-style-name="Text_20_body" style:list-style-name="L1">
      <style:paragraph-properties fo:line-height="100%" fo:text-align="start" style:justify-single-word="false"/>
      <style:text-properties officeooo:rsid="001af903" officeooo:paragraph-rsid="001af903"/>
    </style:style>
    <style:style style:name="P12" style:family="paragraph" style:parent-style-name="Text_20_body" style:list-style-name="L1">
      <style:paragraph-properties fo:line-height="100%" fo:text-align="start" style:justify-single-word="false"/>
      <style:text-properties officeooo:rsid="001f7fe4" officeooo:paragraph-rsid="001f7fe4"/>
    </style:style>
    <style:style style:name="P13" style:family="paragraph" style:parent-style-name="Text_20_body" style:list-style-name="L1">
      <style:paragraph-properties fo:line-height="100%" fo:text-align="start" style:justify-single-word="false"/>
      <style:text-properties officeooo:rsid="0021ca9a" officeooo:paragraph-rsid="0021ca9a"/>
    </style:style>
    <style:style style:name="P14" style:family="paragraph" style:parent-style-name="Text_20_body" style:list-style-name="L1">
      <style:paragraph-properties fo:line-height="100%" fo:text-align="start" style:justify-single-word="false"/>
      <style:text-properties officeooo:rsid="00224e7f" officeooo:paragraph-rsid="00224e7f"/>
    </style:style>
    <style:style style:name="P15" style:family="paragraph" style:parent-style-name="Text_20_body" style:list-style-name="L1">
      <style:paragraph-properties fo:line-height="100%" fo:text-align="start" style:justify-single-word="false"/>
      <style:text-properties style:text-position="0% 100%" style:font-name="Liberation Sans" fo:font-size="11pt" style:text-underline-style="none" fo:font-weight="normal" officeooo:rsid="00224e7f" officeooo:paragraph-rsid="00224e7f" style:font-size-asian="11pt" style:font-weight-asian="normal" style:font-size-complex="11pt" style:font-weight-complex="normal"/>
    </style:style>
    <style:style style:name="P16" style:family="paragraph" style:parent-style-name="Text_20_body" style:list-style-name="L1">
      <style:paragraph-properties fo:line-height="100%" fo:text-align="start" style:justify-single-word="false"/>
      <style:text-properties style:text-position="0% 100%" style:font-name="Liberation Sans" fo:font-size="11pt" style:text-underline-style="none" fo:font-weight="normal" officeooo:rsid="0022553b" officeooo:paragraph-rsid="0022553b" style:font-size-asian="11pt" style:font-weight-asian="normal" style:font-size-complex="11pt" style:font-weight-complex="normal"/>
    </style:style>
    <style:style style:name="P17" style:family="paragraph" style:parent-style-name="Text_20_body" style:list-style-name="L1">
      <style:paragraph-properties fo:line-height="100%" fo:text-align="start" style:justify-single-word="false"/>
      <style:text-properties style:text-position="0% 100%" style:font-name="Liberation Sans" fo:font-size="11pt" style:text-underline-style="none" fo:font-weight="normal" officeooo:rsid="00233a3a" officeooo:paragraph-rsid="00233a3a" style:font-size-asian="11pt" style:font-weight-asian="normal" style:font-size-complex="11pt" style:font-weight-complex="normal"/>
    </style:style>
    <style:style style:name="P18" style:family="paragraph" style:parent-style-name="Text_20_body" style:list-style-name="L1">
      <style:paragraph-properties fo:line-height="100%" fo:text-align="start" style:justify-single-word="false"/>
      <style:text-properties officeooo:rsid="0022553b" officeooo:paragraph-rsid="0022553b"/>
    </style:style>
    <style:style style:name="P19" style:family="paragraph" style:parent-style-name="Text_20_body" style:list-style-name="L1">
      <style:paragraph-properties fo:line-height="100%" fo:text-align="start" style:justify-single-word="false"/>
      <style:text-properties officeooo:rsid="00233a3a" officeooo:paragraph-rsid="00233a3a"/>
    </style:style>
    <style:style style:name="P20" style:family="paragraph" style:parent-style-name="Text_20_body" style:list-style-name="L1">
      <style:paragraph-properties fo:line-height="100%" fo:text-align="start" style:justify-single-word="false"/>
      <style:text-properties officeooo:rsid="0024f9f4" officeooo:paragraph-rsid="0024f9f4"/>
    </style:style>
    <style:style style:name="P21" style:family="paragraph" style:parent-style-name="Text_20_body" style:list-style-name="L1">
      <style:paragraph-properties fo:line-height="100%" fo:text-align="start" style:justify-single-word="false"/>
      <style:text-properties officeooo:rsid="0025cc3d" officeooo:paragraph-rsid="0025cc3d"/>
    </style:style>
    <style:style style:name="T1" style:family="text">
      <style:text-properties style:font-name="Liberation Sans" fo:font-size="11pt" style:text-underline-style="none" fo:font-weight="normal" style:font-size-asian="11pt" style:font-weight-asian="normal" style:font-size-complex="11pt" style:font-weight-complex="normal"/>
    </style:style>
    <style:style style:name="T2" style:family="text">
      <style:text-properties style:font-name="Liberation Sans" fo:font-size="11pt" style:text-underline-style="none" fo:font-weight="normal" officeooo:rsid="0013ad57" style:font-size-asian="11pt" style:font-weight-asian="normal" style:font-size-complex="11pt" style:font-weight-complex="normal"/>
    </style:style>
    <style:style style:name="T3" style:family="text">
      <style:text-properties style:font-name="Liberation Sans" fo:font-size="11pt" style:text-underline-style="none" fo:font-weight="normal" officeooo:rsid="0016e567" style:font-size-asian="11pt" style:font-weight-asian="normal" style:font-size-complex="11pt" style:font-weight-complex="normal"/>
    </style:style>
    <style:style style:name="T4" style:family="text">
      <style:text-properties style:font-name="Liberation Sans" fo:font-size="11pt" style:text-underline-style="none" fo:font-weight="normal" officeooo:rsid="00179403" style:font-size-asian="11pt" style:font-weight-asian="normal" style:font-size-complex="11pt" style:font-weight-complex="normal"/>
    </style:style>
    <style:style style:name="T5" style:family="text">
      <style:text-properties style:font-name="Liberation Sans" fo:font-size="11pt" style:text-underline-style="none" fo:font-weight="normal" officeooo:rsid="0019782a" style:font-size-asian="11pt" style:font-weight-asian="normal" style:font-size-complex="11pt" style:font-weight-complex="normal"/>
    </style:style>
    <style:style style:name="T6" style:family="text">
      <style:text-properties style:font-name="Liberation Sans" fo:font-size="11pt" style:text-underline-style="none" fo:font-weight="normal" officeooo:rsid="001af903" style:font-size-asian="11pt" style:font-weight-asian="normal" style:font-size-complex="11pt" style:font-weight-complex="normal"/>
    </style:style>
    <style:style style:name="T7" style:family="text">
      <style:text-properties style:font-name="Liberation Sans" fo:font-size="11pt" style:text-underline-style="none" fo:font-weight="normal" officeooo:rsid="001cf1dd" style:font-size-asian="11pt" style:font-weight-asian="normal" style:font-size-complex="11pt" style:font-weight-complex="normal"/>
    </style:style>
    <style:style style:name="T8" style:family="text">
      <style:text-properties style:font-name="Liberation Sans" fo:font-size="11pt" style:text-underline-style="none" fo:font-weight="normal" officeooo:rsid="001f6480" style:font-size-asian="11pt" style:font-weight-asian="normal" style:font-size-complex="11pt" style:font-weight-complex="normal"/>
    </style:style>
    <style:style style:name="T9" style:family="text">
      <style:text-properties style:text-position="sub 58%" style:font-name="Liberation Sans" fo:font-size="11pt" style:text-underline-style="none" fo:font-weight="normal" style:font-size-asian="11pt" style:font-weight-asian="normal" style:font-size-complex="11pt" style:font-weight-complex="normal"/>
    </style:style>
    <style:style style:name="T10" style:family="text">
      <style:text-properties style:text-position="sub 58%" style:font-name="Liberation Sans" fo:font-size="11pt" style:text-underline-style="none" fo:font-weight="normal" officeooo:rsid="00207e51" style:font-size-asian="11pt" style:font-weight-asian="normal" style:font-size-complex="11pt" style:font-weight-complex="normal"/>
    </style:style>
    <style:style style:name="T11" style:family="text">
      <style:text-properties style:text-position="sub 58%" style:font-name="Liberation Sans" fo:font-size="11pt" style:text-underline-style="none" fo:font-weight="normal" officeooo:rsid="0022553b" style:font-size-asian="11pt" style:font-weight-asian="normal" style:font-size-complex="11pt" style:font-weight-complex="normal"/>
    </style:style>
    <style:style style:name="T12" style:family="text">
      <style:text-properties style:text-position="0% 100%" style:font-name="Liberation Sans" fo:font-size="11pt" style:text-underline-style="none" fo:font-weight="normal" style:font-size-asian="11pt" style:font-weight-asian="normal" style:font-size-complex="11pt" style:font-weight-complex="normal"/>
    </style:style>
    <style:style style:name="T13" style:family="text">
      <style:text-properties style:text-position="0% 100%" style:font-name="Liberation Sans" fo:font-size="11pt" style:text-underline-style="none" fo:font-weight="normal" officeooo:rsid="00207e51" style:font-size-asian="11pt" style:font-weight-asian="normal" style:font-size-complex="11pt" style:font-weight-complex="normal"/>
    </style:style>
    <style:style style:name="T14" style:family="text">
      <style:text-properties style:text-position="0% 100%" style:font-name="Liberation Sans" fo:font-size="11pt" style:text-underline-style="none" fo:font-weight="normal" officeooo:rsid="0021ca9a" style:font-size-asian="11pt" style:font-weight-asian="normal" style:font-size-complex="11pt" style:font-weight-complex="normal"/>
    </style:style>
    <style:style style:name="T15" style:family="text">
      <style:text-properties style:text-position="0% 100%" style:font-name="Liberation Sans" fo:font-size="11pt" style:text-underline-style="none" fo:font-weight="normal" officeooo:rsid="001f7fe4" style:font-size-asian="11pt" style:font-weight-asian="normal" style:font-size-complex="11pt" style:font-weight-complex="normal"/>
    </style:style>
    <style:style style:name="T16" style:family="text">
      <style:text-properties style:text-position="0% 100%" style:font-name="Liberation Sans" fo:font-size="11pt" style:text-underline-style="none" fo:font-weight="normal" officeooo:rsid="00224e7f" style:font-size-asian="11pt" style:font-weight-asian="normal" style:font-size-complex="11pt" style:font-weight-complex="normal"/>
    </style:style>
    <style:style style:name="T17" style:family="text">
      <style:text-properties style:text-position="0% 100%" style:font-name="Liberation Sans" fo:font-size="11pt" style:text-underline-style="none" fo:font-weight="normal" officeooo:rsid="00233a3a" style:font-size-asian="11pt" style:font-weight-asian="normal" style:font-size-complex="11pt" style:font-weight-complex="normal"/>
    </style:style>
    <style:style style:name="T18" style:family="text">
      <style:text-properties style:text-position="0% 100%" style:font-name="Liberation Sans" fo:font-size="11pt" style:text-underline-style="none" fo:font-weight="normal" officeooo:rsid="0022553b" style:font-size-asian="11pt" style:font-weight-asian="normal" style:font-size-complex="11pt" style:font-weight-complex="normal"/>
    </style:style>
    <style:style style:name="T19" style:family="text">
      <style:text-properties style:text-position="0% 100%" style:font-name="Liberation Sans" fo:font-size="11pt" style:text-underline-style="none" fo:font-weight="normal" officeooo:rsid="0024f9f4" style:font-size-asian="11pt" style:font-weight-asian="normal" style:font-size-complex="11pt" style:font-weight-complex="normal"/>
    </style:style>
    <style:style style:name="T20" style:family="text">
      <style:text-properties officeooo:rsid="0024f9f4"/>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bservational Project: Photometry</text:p>
      <text:p text:style-name="P1">AST 3Y03</text:p>
      <text:p text:style-name="P1">Ian Fare – 001413393</text:p>
      <text:p text:style-name="P2">Match 30, 2017</text:p>
      <text:p text:style-name="P3"/>
      <text:p text:style-name="P5">Description of procedures</text:p>
      <text:list xml:id="list31821299755703199" text:style-name="L1">
        <text:list-item>
          <text:p text:style-name="P6"><text:span text:style-name="T2">The first step in the construction of my model was </text:span><text:span text:style-name="T3">adapting my existing Runge-Kutta integration code to solve the simplified equations of stellar structure given to us. My code was already able to take any number of </text:span><text:span text:style-name="T4">ordinary </text:span><text:span text:style-name="T3">differential equations in any form, and it turns out that that all worked correctly. So adapting it to solve the equations of stellar structure was as simple as defining functions </text:span><text:span text:style-name="T4">for the equations, and setting up initial conditions, </text:span><text:span text:style-name="T6">as described in structeqns.pdf</text:span><text:span text:style-name="T4">.</text:span></text:p>
        </text:list-item>
        <text:list-item>
          <text:p text:style-name="P7"><text:span text:style-name="T4">N</text:span><text:span text:style-name="T1">ext, I had my script parse the uvintegrations.dat file into </text:span><text:span text:style-name="T5">lists of</text:span><text:span text:style-name="T1"> U and V values </text:span><text:span text:style-name="T5">for</text:span><text:span text:style-name="T1"> each E.</text:span></text:p>
        </text:list-item>
        <text:list-item>
          <text:p text:style-name="P9">I also had my script evaluate, at each x value, U, V, and n+1, <text:span text:style-name="T20">using equations (26)-(28) from structeqns.pdf,</text:span> until it found a value of n+1 less than or equal to 2.5</text:p>
        </text:list-item>
        <text:list-item>
          <text:p text:style-name="P8"><text:span text:style-name="T1">When it reache</text:span><text:span text:style-name="T6">s </text:span><text:span text:style-name="T1">a point where n+1 was less than or equal to 2.5, it stopped </text:span><text:span text:style-name="T6">evaluating U, V, and n+1. It then plots all the U and V values it has evaluated so far, as well as the U and V values of all the envelope solutions.</text:span></text:p>
        </text:list-item>
        <text:list-item>
          <text:p text:style-name="P10">If it doesn’t find an n+1 value less than or equal to 2.5 before it reaches x=20.0, it stops and plots things anyways, as described in step 4.</text:p>
        </text:list-item>
        <text:list-item>
          <text:p text:style-name="P11"><text:span text:style-name="T1">I experimented with different values of pc, in the initial conditions, as described in structeqns.pdf. I wanted to find a value of pc that causes the final point evaluated, with n+1 &lt;= 2.5, to land very close to one of the envelope solutions in the UV plane. So, in general, I would try increasing and try decreasing the value of pc by a small amount, and see which direction brings the final value closer. </text:span><text:span text:style-name="T7">I would iterate this process, and with each iteration the magnitude of the increase or decrease would be smaller than the iteration before. This is because every time I overshoot the “correct” pc value, I have found a new “high” value and a new “low” value and I know my desired pc value is between them. The magnitude of the overshoot becomes smaller and smaller, and so does the magnitude of increase or decrease, until the “high” and “low” values are very close to each other (</text:span><text:span text:style-name="T8">within </text:span><text:span text:style-name="T7">11 decimal places) and I can make either one my pc value.</text:span></text:p>
        </text:list-item>
        <text:list-item>
          <text:p text:style-name="P12"><text:span text:style-name="T1">I found a pc value (0.71208080006) that brought the final point closest to an envelope solution (E=7.0). To find initial conditions x</text:span><text:span text:style-name="T9">0</text:span><text:span text:style-name="T12">, q</text:span><text:span text:style-name="T9">0</text:span><text:span text:style-name="T12">, p</text:span><text:span text:style-name="T9">0</text:span><text:span text:style-name="T12">, f</text:span><text:span text:style-name="T9">0</text:span><text:span text:style-name="T12">, and t</text:span><text:span text:style-name="T9">0</text:span><text:span text:style-name="T12">, I looked up, in the pdf of the 1955 paper that they’re from, the x*, q*, p*, and t* values of the point in the envelope solution that is closest in the UV plane to the final point in my solution. </text:span><text:span text:style-name="T14">f*=1.0 because at the point where my model’s solution meets the envelope solution. This is because this point is where the core meets the envelope, and we know that the total luminosity L is the same as the luminosity at the outer edge of the core (since no fusion is occurring in the envelope), and the equation l=f*L relates luminosity l at some point x in the star with total luminosity L, via f* which varies with x. So, at the place where my model’s core solution meets the envelope solution, l=L, so f*=1.</text:span><text:span text:style-name="T12"> </text:span><text:span text:style-name="T13">Then, I found the x, q, p, f, and t values of the final point in my solution. I used the relation x*=x</text:span><text:span text:style-name="T10">0</text:span><text:span text:style-name="T13">x (and similar for q, p, f, and t) to calculate the initial conditions.</text:span></text:p>
        </text:list-item>
        <text:list-item>
          <text:p text:style-name="P13"><text:span text:style-name="T13">N</text:span><text:span text:style-name="T12">ext, it was time to convert the model to physical units. Using my </text:span><text:span text:style-name="T15">x*, q*, p*, and t* values, </text:span><text:span text:style-name="T12">I </text:span><text:span text:style-name="T16">made my script</text:span><text:span text:style-name="T12"> calcluate the constants C and D, following the equations </text:span><text:span text:style-name="T19">(14)</text:span><text:span text:style-name="T12"> in structeqns.pdf.</text:span></text:p>
        </text:list-item>
        <text:list-item>
          <text:p text:style-name="P14"><text:soft-page-break/><text:span text:style-name="T12">I rearranged the C and D equations </text:span><text:span text:style-name="T19">(15) and (16)</text:span><text:span text:style-name="T12"> for L (they both contain L, to the power of 1), </text:span><text:span text:style-name="T17">set them equal to each other, </text:span><text:span text:style-name="T12">and solved </text:span><text:span text:style-name="T17">the resulting equation</text:span><text:span text:style-name="T12"> for </text:span><text:span text:style-name="T17">Solar</text:span><text:span text:style-name="T12"> radius R.</text:span></text:p>
        </text:list-item>
        <text:list-item>
          <text:p text:style-name="P15">With R, I had my script calculate, for each point in my model, the values of r, m, l, T, and P, <text:span text:style-name="T20">following equation (8)</text:span> I also had it calculate mass fraction, which is just m/M, where M is the total mass of the star, which I set to be the mass of the Sun (I looked it up online), since we are calculating these for a star of Solar mass and luminosity. I had it calculate density too, using the ideal gas equation of state given in the project procedure.</text:p>
        </text:list-item>
        <text:list-item>
          <text:p text:style-name="P16">I had my script plot density, temperature, and pressure as functions of mass fraction, one at a time. You have to exit each plot to see the plot after it.</text:p>
        </text:list-item>
        <text:list-item>
          <text:p text:style-name="P18"><text:span text:style-name="T12">Next, it was time to calculate luminosity L, effective temperature T</text:span><text:span text:style-name="T9">eff</text:span><text:span text:style-name="T12">, core temperature T</text:span><text:span text:style-name="T9">C</text:span><text:span text:style-name="T12">, core pressure P</text:span><text:span text:style-name="T9">C</text:span><text:span text:style-name="T12">, and radius R for the masses 0.7, 0.8, 0.9, 1, 2, 3, 4 and 5 M</text:span><text:span text:style-name="T9">⊙</text:span><text:span text:style-name="T12">. The first step in doing so was to define an array containing </text:span><text:span text:style-name="T17">all of these masses in cgs.</text:span></text:p>
        </text:list-item>
        <text:list-item>
          <text:p text:style-name="P17">For each mass, I had the script do the following calculations:</text:p>
          <text:list>
            <text:list-item>
              <text:p text:style-name="P19"><text:span text:style-name="T12">Calculate radius the same way it was in step 9. Step 9 calculated Solar radius; the only difference here is that the mass is </text:span><text:span text:style-name="T18">0.7, 0.8, 0.9, 1, 2, 3, 4 and 5 M</text:span><text:span text:style-name="T11">⊙</text:span><text:span text:style-name="T18">, </text:span><text:span text:style-name="T12">instead of just 1 M</text:span><text:span text:style-name="T11">⊙</text:span><text:span text:style-name="T18">.</text:span></text:p>
            </text:list-item>
            <text:list-item>
              <text:p text:style-name="P19"><text:span text:style-name="T18">C</text:span><text:span text:style-name="T12">alculate e</text:span><text:span text:style-name="T19">ffective temperature using the equation</text:span><text:span text:style-name="T19"><draw:frame draw:style-name="fr1" draw:name="Object1" text:anchor-type="as-char" svg:y="-0.437cm" svg:width="2.57cm" svg:height="0.591cm" draw:z-index="0"><draw:object xlink:href="./Object 1" xlink:type="simple" xlink:show="embed" xlink:actuate="onLoad"/><draw:image xlink:href="./ObjectReplacements/Object 1" xlink:type="simple" xlink:show="embed" xlink:actuate="onLoad"/></draw:frame></text:span><text:span text:style-name="T19">.</text:span></text:p>
            </text:list-item>
            <text:list-item>
              <text:p text:style-name="P20"><text:span text:style-name="T12">Calculate core temperature and core pressure using the T and P equations (8) in structeqns.pdf, with t* and p* being the t* and p* values calculated at the first x-value. These will be the first in their respective lists.</text:span></text:p>
            </text:list-item>
            <text:list-item>
              <text:p text:style-name="P20"><text:span text:style-name="T12">Calculate radius by solving (16) for R.</text:span></text:p>
            </text:list-item>
          </text:list>
        </text:list-item>
        <text:list-item>
          <text:p text:style-name="P21"><text:span text:style-name="T12">Finally, the script needs to plot HR diagrams for the observed main sequence as well as for the theoretical results of my model. HR diagrams are plots of luminosity against temperature, with log scales for each axis, and the temperature axis reversed. I had my script parse the temperature and luminosity data from the .dat file into a list of observational T values and a list of observational L/L</text:span><text:span text:style-name="T9">sun</text:span><text:span text:style-name="T12"> values. Then, it calculated the corresponding numbers from the results of step 13.</text:span></text:p>
        </text:list-item>
        <text:list-item>
          <text:p text:style-name="P21"><text:span text:style-name="T12">The very last step was to make my script plot both the observational and theoretical data as HR diagrams, on the same grap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5:26:24.880022048</meta:creation-date>
    <dc:date>2017-03-30T02:01:19.358713509</dc:date>
    <meta:editing-duration>PT4H50M57S</meta:editing-duration>
    <meta:editing-cycles>11</meta:editing-cycles>
    <meta:generator>LibreOffice/5.1.6.2$Linux_X86_64 LibreOffice_project/10m0$Build-2</meta:generator>
    <meta:document-statistic meta:table-count="0" meta:image-count="0" meta:object-count="1" meta:page-count="2" meta:paragraph-count="24" meta:word-count="1061" meta:character-count="5654" meta:non-whitespace-character-count="4635"/>
  </office:meta>
</office:document-meta>
</file>

<file path=Object 1/content.xml><?xml version="1.0" encoding="utf-8"?>
<math xmlns="http://www.w3.org/1998/Math/MathML" display="block">
  <semantics>
    <mrow>
      <mrow>
        <mi>L</mi>
        <mo stretchy="false">=</mo>
        <mn>4</mn>
      </mrow>
      <msup>
        <mi mathvariant="italic">πR</mi>
        <mn>2</mn>
      </msup>
      <msubsup>
        <mi mathvariant="italic">σT</mi>
        <mi mathvariant="italic">eff</mi>
        <mn>4</mn>
      </msubsup>
    </mrow>
    <annotation encoding="StarMath 5.0">L=4πR^{2}σT_{eff}^4</annotation>
  </semantics>
</math>
</file>